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adda1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adda1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adda1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adda1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adda1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adda1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adda1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adda1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adda1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adda1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adda1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adda1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adda1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adda1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adda1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adda1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adda1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Humberto José Ceballos Padrón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3/7/2015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513177655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3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Angel Fernando Ceballos Bolivar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133666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37.059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7" meta:character-count="1173" meta:non-whitespace-character-count="1005"/>
    <meta:template xlink:type="simple" xlink:actuate="onRequest" xlink:title="Normal" xlink:href=""/>
  </office:meta>
</office:document-meta>
</file>